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91e1" officeooo:paragraph-rsid="000591e1"/>
    </style:style>
    <style:style style:name="P2" style:family="paragraph" style:parent-style-name="Text_20_body">
      <style:text-properties officeooo:paragraph-rsid="000591e1"/>
    </style:style>
    <style:style style:name="P3" style:family="paragraph" style:parent-style-name="Text_20_body">
      <style:text-properties officeooo:rsid="0007f2f1" officeooo:paragraph-rsid="0007f2f1"/>
    </style:style>
    <style:style style:name="P4" style:family="paragraph" style:parent-style-name="Text_20_body">
      <style:text-properties officeooo:rsid="0007f2f1" officeooo:paragraph-rsid="0007f2f1" fo:background-color="#fff200"/>
    </style:style>
    <style:style style:name="P5" style:family="paragraph" style:parent-style-name="Text_20_body">
      <style:text-properties officeooo:rsid="00103e67" officeooo:paragraph-rsid="000591e1"/>
    </style:style>
    <style:style style:name="P6" style:family="paragraph" style:parent-style-name="Text_20_body">
      <style:text-properties officeooo:rsid="00103e67" officeooo:paragraph-rsid="00103e67"/>
    </style:style>
    <style:style style:name="P7" style:family="paragraph" style:parent-style-name="Text_20_body">
      <style:text-properties officeooo:rsid="00120bea" officeooo:paragraph-rsid="00120bea"/>
    </style:style>
    <style:style style:name="P8" style:family="paragraph" style:parent-style-name="Text_20_body">
      <style:text-properties officeooo:rsid="0016b366" officeooo:paragraph-rsid="0016b366"/>
    </style:style>
    <style:style style:name="P9" style:family="paragraph" style:parent-style-name="Text_20_body">
      <style:text-properties officeooo:rsid="0016b366" officeooo:paragraph-rsid="0019a21c"/>
    </style:style>
    <style:style style:name="P10" style:family="paragraph" style:parent-style-name="Standard">
      <style:text-properties style:font-name="sans-serif" fo:font-size="13.5pt"/>
    </style:style>
    <style:style style:name="P11" style:family="paragraph" style:parent-style-name="Standard">
      <style:text-properties style:font-name="sans-serif" fo:font-size="13.5pt" officeooo:paragraph-rsid="000591e1"/>
    </style:style>
    <style:style style:name="P12" style:family="paragraph" style:parent-style-name="Standard">
      <style:text-properties style:font-name="sans-serif" fo:font-size="13.5pt" officeooo:rsid="000591e1" officeooo:paragraph-rsid="000591e1"/>
    </style:style>
    <style:style style:name="P13" style:family="paragraph" style:parent-style-name="Standard">
      <style:text-properties style:font-name="sans-serif" fo:font-size="13.5pt" officeooo:rsid="000591e1" officeooo:paragraph-rsid="0019a21c"/>
    </style:style>
    <style:style style:name="P14" style:family="paragraph" style:parent-style-name="Standard">
      <style:text-properties style:font-name="sans-serif" fo:font-size="13.5pt" officeooo:paragraph-rsid="0007f2f1"/>
    </style:style>
    <style:style style:name="P15" style:family="paragraph" style:parent-style-name="Standard">
      <style:text-properties style:font-name="sans-serif" fo:font-size="13.5pt" officeooo:rsid="0009e26c" officeooo:paragraph-rsid="0009e26c"/>
    </style:style>
    <style:style style:name="P16" style:family="paragraph" style:parent-style-name="Standard">
      <style:text-properties style:font-name="sans-serif" fo:font-size="13.5pt" officeooo:rsid="001039d0" officeooo:paragraph-rsid="001039d0"/>
    </style:style>
    <style:style style:name="P17" style:family="paragraph" style:parent-style-name="Standard">
      <style:text-properties style:font-name="sans-serif" fo:font-size="13.5pt" officeooo:rsid="00103e67" officeooo:paragraph-rsid="001039d0"/>
    </style:style>
    <style:style style:name="P18" style:family="paragraph" style:parent-style-name="Standard">
      <style:text-properties style:font-name="sans-serif" fo:font-size="13.5pt" officeooo:rsid="00103e67" officeooo:paragraph-rsid="00103e67"/>
    </style:style>
    <style:style style:name="P19" style:family="paragraph" style:parent-style-name="Standard">
      <style:text-properties style:font-name="sans-serif" fo:font-size="13.5pt" officeooo:rsid="00103e67" officeooo:paragraph-rsid="00134334"/>
    </style:style>
    <style:style style:name="P20" style:family="paragraph" style:parent-style-name="Standard">
      <style:text-properties style:font-name="sans-serif" fo:font-size="13.5pt" officeooo:rsid="00103e67" officeooo:paragraph-rsid="0017fe38"/>
    </style:style>
    <style:style style:name="P21" style:family="paragraph" style:parent-style-name="Standard">
      <style:text-properties style:font-name="sans-serif" fo:font-size="13.5pt" officeooo:rsid="00106583" officeooo:paragraph-rsid="00106583"/>
    </style:style>
    <style:style style:name="P22" style:family="paragraph" style:parent-style-name="Standard">
      <style:text-properties style:font-name="sans-serif" fo:font-size="13.5pt" officeooo:rsid="00120bea" officeooo:paragraph-rsid="00120bea"/>
    </style:style>
    <style:style style:name="P23" style:family="paragraph" style:parent-style-name="Standard">
      <style:text-properties style:font-name="sans-serif" fo:font-size="13.5pt" officeooo:rsid="0012f1bd" officeooo:paragraph-rsid="0012f1bd"/>
    </style:style>
    <style:style style:name="P24" style:family="paragraph" style:parent-style-name="Standard">
      <style:text-properties style:font-name="sans-serif" fo:font-size="13.5pt" officeooo:rsid="00133048" officeooo:paragraph-rsid="00133048"/>
    </style:style>
    <style:style style:name="P25" style:family="paragraph" style:parent-style-name="Standard">
      <style:text-properties style:font-name="sans-serif" fo:font-size="13.5pt" officeooo:rsid="00133048" officeooo:paragraph-rsid="00106583"/>
    </style:style>
    <style:style style:name="P26" style:family="paragraph" style:parent-style-name="Standard">
      <style:text-properties style:font-name="sans-serif" fo:font-size="13.5pt" officeooo:rsid="00133048" officeooo:paragraph-rsid="0017fe38"/>
    </style:style>
    <style:style style:name="P27" style:family="paragraph" style:parent-style-name="Standard">
      <style:text-properties style:font-name="sans-serif" fo:font-size="13.5pt" officeooo:rsid="00133048" officeooo:paragraph-rsid="00133048" fo:background-color="#fff200"/>
    </style:style>
    <style:style style:name="P28" style:family="paragraph" style:parent-style-name="Standard">
      <style:text-properties style:font-name="sans-serif" fo:font-size="13.5pt" officeooo:rsid="0012f1bd" officeooo:paragraph-rsid="0012f1bd" fo:background-color="#fff200"/>
    </style:style>
    <style:style style:name="P29" style:family="paragraph" style:parent-style-name="Standard">
      <style:text-properties style:font-name="sans-serif" fo:font-size="13.5pt" officeooo:rsid="00103e67" officeooo:paragraph-rsid="00134334" fo:background-color="#fff200"/>
    </style:style>
    <style:style style:name="P30" style:family="paragraph" style:parent-style-name="Standard">
      <style:text-properties style:font-name="sans-serif" fo:font-size="13.5pt" officeooo:rsid="00103e67" officeooo:paragraph-rsid="0017fe38" fo:background-color="#fff200"/>
    </style:style>
    <style:style style:name="P31" style:family="paragraph" style:parent-style-name="Standard">
      <style:text-properties style:font-name="sans-serif" fo:font-size="13.5pt" officeooo:rsid="00134334" officeooo:paragraph-rsid="00134334" fo:background-color="#fff200"/>
    </style:style>
    <style:style style:name="P32" style:family="paragraph" style:parent-style-name="Standard">
      <style:text-properties style:font-name="sans-serif" fo:font-size="13.5pt" officeooo:rsid="00134334" officeooo:paragraph-rsid="0017fe38" fo:background-color="#fff200"/>
    </style:style>
    <style:style style:name="P33" style:family="paragraph" style:parent-style-name="Standard">
      <style:text-properties style:font-name="sans-serif" fo:font-size="13.5pt" officeooo:rsid="00134334" officeooo:paragraph-rsid="00134334"/>
    </style:style>
    <style:style style:name="P34" style:family="paragraph" style:parent-style-name="Standard">
      <style:text-properties style:font-name="sans-serif" fo:font-size="13.5pt" officeooo:rsid="00134334" officeooo:paragraph-rsid="00134334" fo:background-color="transparent"/>
    </style:style>
    <style:style style:name="P35" style:family="paragraph" style:parent-style-name="Standard">
      <style:text-properties style:font-name="sans-serif" fo:font-size="13.5pt" officeooo:rsid="00134334" officeooo:paragraph-rsid="0017fe38" fo:background-color="transparent"/>
    </style:style>
    <style:style style:name="P36" style:family="paragraph" style:parent-style-name="Standard">
      <style:text-properties style:font-name="sans-serif" fo:font-size="13.5pt" officeooo:rsid="0016b366" officeooo:paragraph-rsid="0016b366" fo:background-color="transparent"/>
    </style:style>
    <style:style style:name="P37" style:family="paragraph" style:parent-style-name="Standard">
      <style:text-properties style:font-name="sans-serif" fo:font-size="13.5pt" officeooo:rsid="0016b366" officeooo:paragraph-rsid="0017fe38" fo:background-color="transparent"/>
    </style:style>
    <style:style style:name="P38" style:family="paragraph" style:parent-style-name="Standard">
      <style:text-properties style:font-name="sans-serif" fo:font-size="13.5pt" officeooo:rsid="0017fe38" officeooo:paragraph-rsid="0017fe38"/>
    </style:style>
    <style:style style:name="P39" style:family="paragraph" style:parent-style-name="Standard">
      <style:text-properties style:font-name="sans-serif" fo:font-size="13.5pt" officeooo:rsid="001bbc36" officeooo:paragraph-rsid="001f79ec"/>
    </style:style>
    <style:style style:name="P40" style:family="paragraph" style:parent-style-name="Standard">
      <style:text-properties style:font-name="sans-serif" fo:font-size="13.5pt" officeooo:rsid="0005d9f3" officeooo:paragraph-rsid="0019a21c"/>
    </style:style>
    <style:style style:name="P41" style:family="paragraph" style:parent-style-name="Standard">
      <style:text-properties style:font-name="sans-serif" fo:font-size="13.5pt" officeooo:rsid="001f79ec" officeooo:paragraph-rsid="001f79ec"/>
    </style:style>
    <style:style style:name="P42" style:family="paragraph" style:parent-style-name="Standard">
      <style:text-properties style:font-name="sans-serif" fo:font-size="13.5pt" officeooo:rsid="002347fd" officeooo:paragraph-rsid="002347fd"/>
    </style:style>
    <style:style style:name="P43" style:family="paragraph" style:parent-style-name="Standard">
      <style:text-properties style:font-name="sans-serif" fo:font-size="13.5pt" officeooo:rsid="0024c563" officeooo:paragraph-rsid="0024c563"/>
    </style:style>
    <style:style style:name="P44" style:family="paragraph" style:parent-style-name="Standard">
      <style:text-properties style:font-name="sans-serif" fo:font-size="13.5pt" officeooo:rsid="002548ad" officeooo:paragraph-rsid="002548ad"/>
    </style:style>
    <style:style style:name="P45" style:family="paragraph" style:parent-style-name="Heading_20_1">
      <style:text-properties officeooo:paragraph-rsid="000591e1"/>
    </style:style>
    <style:style style:name="P46" style:family="paragraph" style:parent-style-name="Heading_20_1">
      <style:text-properties officeooo:rsid="000591e1" officeooo:paragraph-rsid="000591e1"/>
    </style:style>
    <style:style style:name="T1" style:family="text">
      <style:text-properties officeooo:rsid="000591e1"/>
    </style:style>
    <style:style style:name="T2" style:family="text">
      <style:text-properties officeooo:rsid="0005d9f3"/>
    </style:style>
    <style:style style:name="T3" style:family="text">
      <style:text-properties officeooo:rsid="0009e26c"/>
    </style:style>
    <style:style style:name="T4" style:family="text">
      <style:text-properties officeooo:rsid="0007f2f1"/>
    </style:style>
    <style:style style:name="T5" style:family="text">
      <style:text-properties officeooo:rsid="00103e67"/>
    </style:style>
    <style:style style:name="T6" style:family="text">
      <style:text-properties officeooo:rsid="00106583"/>
    </style:style>
    <style:style style:name="T7" style:family="text">
      <style:text-properties officeooo:rsid="00133048"/>
    </style:style>
    <style:style style:name="T8" style:family="text">
      <style:text-properties officeooo:rsid="00134334" fo:background-color="#fff200" loext:char-shading-value="0"/>
    </style:style>
    <style:style style:name="T9" style:family="text">
      <style:text-properties officeooo:rsid="0015430e"/>
    </style:style>
    <style:style style:name="T10" style:family="text">
      <style:text-properties officeooo:rsid="0017fe38"/>
    </style:style>
    <style:style style:name="T11" style:family="text">
      <style:text-properties officeooo:rsid="002548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sis Proposal</text:p>
      <text:h text:style-name="P45" text:outline-level="1">What is my topic?? </text:h>
      <text:p text:style-name="P1">Repair a process model according to event log. Improve the quality at the same time to keep model similar to original ones.</text:p>
      <text:p text:style-name="P1"/>
      <text:h text:style-name="P46" text:outline-level="1">Is my topic feasible? </text:h>
      <text:p text:style-name="P2">Questions about the topic in general: </text:p>
      <text:p text:style-name="P11"><text:span text:style-name="T1">&lt;1&gt; I</text:span>s there current interest in this topic in your field or in a closely related field?</text:p>
      <text:p text:style-name="P12">Repair log is firstly provoked in 2013 from Dirk Fahland, which extracts the sublog from event log and then improves the model by adding loops or subprocess from sublogs. It focuses mainly on the fitness improvement. Later, <text:span text:style-name="T2">Marcus Dees applied this method to improve performance. Firstly the event log was split into positive examples and negative ones; the positive examples were used to build sublog and subprocess for model repair. However, it has drawback by using classification tree to divide sublogs; the highly correlated deviations of alignments can’t be shown completely in the decision tree. It results in the incomplete repair of process model. In Anja’s thesis, she used the same framework to repair model for performance improvement defined by KPI, but use association rule to get sublog for creating subprocess, which avoids the drawback of highly correlated deviations from Dees method. But there are still a lot of improvements in model repair. </text:span></text:p>
      <text:p text:style-name="P12"/>
      <text:p text:style-name="P5"/>
      <text:h text:style-name="P46" text:outline-level="1">How to solve it then??</text:h>
      <text:p text:style-name="P3"/>
      <text:p text:style-name="P3">&lt;2&gt;Are the needed data easily accessible? Will you have control of the data?</text:p>
      <text:p text:style-name="P3">My ideal data:</text:p>
      <text:p text:style-name="P4">The original model: <text:s/></text:p>
      <text:p text:style-name="P4">Event Log after original model: </text:p>
      <text:p text:style-name="P3">Model after several improvement by my methods: </text:p>
      <text:p text:style-name="P3">Event Log after several improvement: For test</text:p>
      <text:p text:style-name="P3"><text:soft-page-break/>The first two are available, to test the method, one it to check conformance with event log from original model and model after improvement. Else, to check performance, we need to run the model..Or, we could do simulation; yet it is only one estimation, exploration is still worthy. </text:p>
      <text:p text:style-name="P3"/>
      <text:p text:style-name="P6"/>
      <text:p text:style-name="P14"><text:span text:style-name="T3">&lt;3&gt;Do you have a clear statement </text:span>of the purpose, scope, objectives, procedures, and limitations of the study? Do you have a tentative table of contents? Are any of the skills called on by the study skills that you have yet to acquire?</text:p>
      <text:p text:style-name="P15"/>
      <text:p text:style-name="P15">My purpose is to improve the model w.r.t. the event log but keep the model similar to existing one as possible. </text:p>
      <text:p text:style-name="P18">To improve the existing methods, to overcome the drawbacks on them: </text:p>
      <text:p text:style-name="P18">(a) drawback: </text:p>
      <text:p text:style-name="P18">consider adding subprocess, ok, also removing some activities( which is considered as easy task)</text:p>
      <text:p text:style-name="P18"/>
      <text:p text:style-name="P18">but not the rearrange of subprocess, concurrency of process. </text:p>
      <text:p text:style-name="P18"/>
      <text:p text:style-name="P22">How to change it???</text:p>
      <text:p text:style-name="P18"/>
      <text:p text:style-name="P18"/>
      <text:p text:style-name="P18">(b) Alignment-based repair</text:p>
      <text:p text:style-name="P18">it has additional steps to check the loops in model; then consider the subprocess, but for loop in complex ways, no solution.\</text:p>
      <text:p text:style-name="P18"/>
      <text:p text:style-name="P18">I propose the token-based way to repair the model, it firstly saves the loop, and we don’t need extra check in it;;</text:p>
      <text:p text:style-name="P18">But how ??? We need to count good deviations of process models and event log.</text:p>
      <text:p text:style-name="P33"/>
      <text:p text:style-name="P33"/>
      <text:p text:style-name="P18"/>
      <text:p text:style-name="P29">Loop:</text:p>
      <text:p text:style-name="P36">In loop, some places are recorded in a frequency. If it exists in the model, the missing token shouldn’t be many. IF it has no loop, then the missing token should be many.</text:p>
      <text:p text:style-name="P36">== minimize the region: set the minimal loop cycles for it. </text:p>
      <text:p text:style-name="P36">How to set it??? </text:p>
      <text:p text:style-name="P36">== locate places for loop</text:p>
      <text:p text:style-name="P36">== add loops</text:p>
      <text:p text:style-name="P31">Order change: </text:p>
      <text:p text:style-name="P34">We need to change the alignment method to fit the repair, for order change, we need to find pattern, </text:p>
      <text:p text:style-name="P34"><text:soft-page-break/>or for token-based method, we <text:span text:style-name="T9">iterate graph to check models. And we get frequency. One path from it.. We add some edges at firstly, </text:span></text:p>
      <text:p text:style-name="P36">(Should only the transition change? Or the related structure also change??? )</text:p>
      <text:p text:style-name="P36">This is a one way. Another is ??? </text:p>
      <text:p text:style-name="P36"/>
      <text:p text:style-name="P19"><text:span text:style-name="T8">Concurrency change:</text:span> </text:p>
      <text:p text:style-name="P18"/>
      <text:p text:style-name="P18"/>
      <text:p text:style-name="P18">(c) <text:s/><text:span text:style-name="T6">Sublogs insert</text:span></text:p>
      <text:p text:style-name="P21">How to combine machine learning method into this part? TO split sublogs ?? To add some subprocess?? </text:p>
      <text:p text:style-name="P21"/>
      <text:p text:style-name="P21">If one place and one transition have a chance to change into another ways, how to change and how to reinforce their connection and remove the unused ones?? </text:p>
      <text:p text:style-name="P25"/>
      <text:p text:style-name="P15"/>
      <text:p text:style-name="P28">(d) Drawbacks:</text:p>
      <text:p text:style-name="P23">from classification tree to ass<text:span text:style-name="T7">o</text:span>ciated rules </text:p>
      <text:p text:style-name="P23"/>
      <text:p text:style-name="P27">(e) forbid certain activities</text:p>
      <text:p text:style-name="P24">First they are the negative examples, but we don’t know which parts cause the bad behavior. Or they are in a sequence, the paths are not good. </text:p>
      <text:p text:style-name="P24"/>
      <text:p text:style-name="P24">But it is due to one event, or due to the sequence??? </text:p>
      <text:p text:style-name="P24"/>
      <text:p text:style-name="P24">Naive methods:</text:p>
      <text:p text:style-name="P24">To events, count the frequency of events in negative examples and remove them later??</text:p>
      <text:p text:style-name="P24">To sequence, we count the frequency of such paths, and remove nodes during this way. </text:p>
      <text:p text:style-name="P24"/>
      <text:p text:style-name="P24">Better ones:</text:p>
      <text:p text:style-name="P24"/>
      <text:p text:style-name="P24"/>
      <text:p text:style-name="P15"/>
      <text:p text:style-name="P15"/>
      <text:p text:style-name="P15"/>
      <text:p text:style-name="P14"><text:span text:style-name="T4">(1) </text:span>What is the tentative title?</text:p>
      <text:p text:style-name="P10">The emphasis here is on "tentative". The title will change as your research progresses.</text:p>
      <text:p text:style-name="P10"/>
      <text:p text:style-name="P16">Improve a process by repair its model</text:p>
      <text:p text:style-name="P10"/>
      <text:p text:style-name="P10"><text:soft-page-break/>(2) Why do you want to do this research? What do you think you will be able to say when your research is complete?</text:p>
      <text:p text:style-name="P16"/>
      <text:p text:style-name="P16">Because the improvement of process model usually provides better performance. One way to improve the process model is to repair the existing model w.r.t. the event log.</text:p>
      <text:p text:style-name="P16"/>
      <text:p text:style-name="P16">Another way to improve the process performance:: </text:p>
      <text:p text:style-name="P16">Analyze the bottle necks in the process and remove them, Like, to add the more resources, <text:span text:style-name="T5">but why not take this step?? Because we don’t have such environment(simulation doesn’t work either)</text:span></text:p>
      <text:p text:style-name="P17"/>
      <text:p text:style-name="P10"/>
      <text:p text:style-name="P10">(3) What steps will you have to take to accomplish what you want to do? Can you put these steps into a sequential order?</text:p>
      <text:p text:style-name="P10"/>
      <text:p text:style-name="P10"/>
      <text:p text:style-name="P10"/>
      <text:p text:style-name="P10">(4) What facilities will you need?</text:p>
      <text:p text:style-name="P10">(5) What kind of help from other people will you need?</text:p>
      <text:p text:style-name="P10">(6) What kind of permission will you need?</text:p>
      <text:p text:style-name="P3"/>
      <text:p text:style-name="P3"/>
      <text:p text:style-name="P7">My research parts are:</text:p>
      <text:p text:style-name="P8">## How to use the negative examples??</text:p>
      <text:p text:style-name="P26"><text:span text:style-name="T10">I</text:span>t is due to event<text:span text:style-name="T10">s</text:span>, or due to the sequence??? </text:p>
      <text:p text:style-name="P38">Positive examples to reinforce connection, but negative ones to to reduce their connection??? </text:p>
      <text:p text:style-name="P38"/>
      <text:p text:style-name="P26">Naive methods:</text:p>
      <text:p text:style-name="P26">To events, count the frequency of events in negative examples and remove them later??</text:p>
      <text:p text:style-name="P26">To sequence, we count the frequency of such paths, and remove nodes during this way. </text:p>
      <text:p text:style-name="P26"/>
      <text:p text:style-name="P26">Better ones:</text:p>
      <text:p text:style-name="P42">In the <text:s/>existing model, if transition and place are considered as node, every node has a chance to connect to others(with constrains, linear system). We see it as a network and each one has a weight for input and output. The node has a threshold to allow some choice to the next <text:s/>layer. </text:p>
      <text:p text:style-name="P42">So our purpose is to adjust the weight on the path, the connectivity. If connectivity is strong, they have strong causal relation(I’d like to say the direct following relation). </text:p>
      <text:p text:style-name="P43"><text:soft-page-break/>By this way, we can use negative and positive examples to train the weight, and then build the network.</text:p>
      <text:p text:style-name="P43">How to interpret the model to process?? <text:s/>If it’s weight based, we could use a filter to show the strong connection and build the models. </text:p>
      <text:p text:style-name="P43">For some outlier, we could ignore the effect by building the model or just by filtering the threshold.</text:p>
      <text:p text:style-name="P43"/>
      <text:p text:style-name="P43">The thing is, we need to build it based on the existing model and keep them similar to the old model:</text:p>
      <text:p text:style-name="P43"/>
      <text:p text:style-name="P43">Possible changes: </text:p>
      <text:p text:style-name="P43">– add more transitions, subprocess.</text:p>
      <text:p text:style-name="P43">If we see some transitions not in this model, then we add it to each layer of this network( from the summary of event log). If there is a direct following relation to this event, then we add a connection from this place to it. <text:s/><text:span text:style-name="T11">(</text:span>How to make sure it is global??<text:span text:style-name="T11">We need to add arcs to the trigger of next event</text:span>? Still some question to consider, consider it is a path, not isolate events)</text:p>
      <text:p text:style-name="P44"/>
      <text:p text:style-name="P44">If some existing ones to it, we connect it to a place which trigger the connection(from now to consider a global path on it). </text:p>
      <text:p text:style-name="P43"/>
      <text:p text:style-name="P43"/>
      <text:p text:style-name="P43">– change the order</text:p>
      <text:p text:style-name="P44">to skip nodes and connect it directly.. How about to consider place and transition as a whole part??? [Merge places?? ]</text:p>
      <text:p text:style-name="P44"/>
      <text:p text:style-name="P44">&lt;check heuristic miner and A* alignment&gt;</text:p>
      <text:p text:style-name="P44"/>
      <text:p text:style-name="P43">– remove some transitions</text:p>
      <text:p text:style-name="P43"/>
      <text:p text:style-name="P43">– <text:span text:style-name="T11">loop in it</text:span></text:p>
      <text:p text:style-name="P43"/>
      <text:p text:style-name="P43"/>
      <text:p text:style-name="P42"/>
      <text:p text:style-name="P44">Is there an order in the network, layer structure. We can still extract the loop and order them.. But how about the long dependency relation??? How could we order them???</text:p>
      <text:p text:style-name="P42"/>
      <text:p text:style-name="P42"/>
      <text:p text:style-name="P26"/>
      <text:p text:style-name="P9">## If in alignment-based method, how to improve the sublog method??</text:p>
      <text:p text:style-name="P13"><text:span text:style-name="T2">Marcus Dees applied method to improve performance. Firstly the event log was split into positive examples and negative ones; the positive examples were used to build sublog and subprocess for model repair. However, it has drawback by using classification tree to divide </text:span><text:soft-page-break/><text:span text:style-name="T2">sublogs; the highly correlated deviations of alignments can’t be shown completely in the decision tree. It results in the incomplete repair of process model. </text:span></text:p>
      <text:p text:style-name="P40">In Anja’s thesis, she used the same framework to repair model for performance improvement defined by KPI, but use association rule to get sublog for creating subprocess, which avoids the drawback of highly correlated deviations from Dees method.</text:p>
      <text:p text:style-name="P13"/>
      <text:p text:style-name="P39">I think the key points is to use all the information for subprocess. Na,maybe my thought is still not so mature, read it again. </text:p>
      <text:p text:style-name="P39"/>
      <text:p text:style-name="P41">To separate the cases, they consider only the information of event(the number it happens). Based on this, they create splitting rules for cases. How about the sequence, maybe the path matters?? </text:p>
      <text:p text:style-name="P39"/>
      <text:p text:style-name="P13"/>
      <text:p text:style-name="P9">## How to combine many measurements at same time, like total duration of case?? to reduce the cost for this actions?? Some expensive action uses less time, but how to balance them?? In a proper time and proper cost?? Using linear system??</text:p>
      <text:p text:style-name="P40">I would like to combine several KPI into one global quality function, firstly using the weight given by experts(higher weight, higher expectation). Then quantity its KPI, not only good or bad. According to the different quality(number), we give corresponding changes on the model. The quality is higher, so the chance to this change is higher. </text:p>
      <text:p text:style-name="P26"/>
      <text:p text:style-name="P8">## How to use token-based repair, <text:span text:style-name="T10">to solve problem like order change, loop, and parts structure change?? </text:span></text:p>
      <text:p text:style-name="P30">Loop:</text:p>
      <text:p text:style-name="P37">In loop, some places are recorded in a frequency. If it exists in the model, the missing token shouldn’t be many. IF it has no loop, then the missing token should be many.</text:p>
      <text:p text:style-name="P37">== minimize the region: set the minimal loop cycles for it. </text:p>
      <text:p text:style-name="P37">How to set it??? </text:p>
      <text:p text:style-name="P37">== locate places for loop</text:p>
      <text:p text:style-name="P37">== add loops</text:p>
      <text:p text:style-name="P32">Order change: </text:p>
      <text:p text:style-name="P35">We need to change the alignment method to fit the repair, for order change, we need to find pattern, </text:p>
      <text:p text:style-name="P35">or for token-based method, we <text:span text:style-name="T9">iterate graph to check models. And we get frequency. One path from it.. We add some edges at firstly, </text:span></text:p>
      <text:p text:style-name="P37">(Should only the transition change? Or the related structure also change??? )</text:p>
      <text:p text:style-name="P37">This is a one way. Another is ??? </text:p>
      <text:p text:style-name="P37"/>
      <text:p text:style-name="P20"><text:span text:style-name="T8">Concurrency change:</text:span> </text:p>
      <text:p text:style-name="P38"><text:soft-page-break/>From sequential to concurrent ones, or verse v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32:53.998425853</meta:creation-date>
    <dc:date>2018-08-01T11:56:39.816506398</dc:date>
    <meta:editing-duration>PT1H18S</meta:editing-duration>
    <meta:editing-cycles>11</meta:editing-cycles>
    <meta:generator>LibreOffice/6.0.3.2$Linux_X86_64 LibreOffice_project/00m0$Build-2</meta:generator>
    <meta:document-statistic meta:table-count="0" meta:image-count="0" meta:object-count="0" meta:page-count="7" meta:paragraph-count="106" meta:word-count="1704" meta:character-count="9824" meta:non-whitespace-character-count="8169"/>
  </office:meta>
</office:document-meta>
</file>